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svg:font-family="Courier"/>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1665in" loext:contextual-spacing="false" fo:line-height="139%" style:writing-mode="lr-tb"/>
      <style:text-properties fo:font-weight="normal"/>
    </style:style>
    <style:style style:name="P2" style:family="paragraph" style:parent-style-name="Text_20_body">
      <style:paragraph-properties fo:margin-top="0in" fo:margin-bottom="0.1665in" loext:contextual-spacing="false" fo:line-height="139%" fo:text-align="justify" style:justify-single-word="false" style:writing-mode="lr-tb"/>
      <style:text-properties fo:font-weight="normal"/>
    </style:style>
    <style:style style:name="P3" style:family="paragraph" style:parent-style-name="Text_20_body">
      <style:paragraph-properties fo:margin-top="0in" fo:margin-bottom="0.1665in" loext:contextual-spacing="false" fo:line-height="139%" style:writing-mode="lr-tb"/>
    </style:style>
    <style:style style:name="P4" style:family="paragraph" style:parent-style-name="Text_20_body">
      <style:paragraph-properties fo:margin-top="0in" fo:margin-bottom="0in" loext:contextual-spacing="false" fo:line-height="139%" style:writing-mode="lr-tb"/>
      <style:text-properties fo:font-variant="normal" fo:text-transform="none" fo:color="#000000" style:text-line-through-style="none" style:text-line-through-type="none" style:font-name="Courier"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9%"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weight="normal"/>
    </style:style>
    <style:style style:name="P7" style:family="paragraph" style:parent-style-name="Text_20_body">
      <style:paragraph-properties fo:margin-top="0in" fo:margin-bottom="0in" loext:contextual-spacing="false" fo:line-height="120%" fo:text-align="justify" style:justify-single-word="false" style:writing-mode="lr-tb"/>
      <style:text-properties fo:font-weight="normal"/>
    </style:style>
    <style:style style:name="P8" style:family="paragraph" style:parent-style-name="Text_20_body">
      <style:text-properties fo:font-weight="normal"/>
    </style:style>
    <style:style style:name="P9" style:family="paragraph" style:parent-style-name="Text_20_body">
      <style:paragraph-properties fo:margin-top="0in" fo:margin-bottom="0.1665in" loext:contextual-spacing="false" fo:line-height="139%" style:writing-mode="lr-tb"/>
      <style:text-properties fo:font-weight="normal"/>
    </style:style>
    <style:style style:name="P10" style:family="paragraph" style:parent-style-name="Text_20_body">
      <style:paragraph-properties fo:margin-top="0in" fo:margin-bottom="0.1665in" loext:contextual-spacing="false" fo:line-height="13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fo:font-size="12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fo:font-size="12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fo:font-size="12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27821117-7fff-56ad-6f02-c1d8cf5b5c6c"/>Предметна область “Студент”.</text:p>
      <text:p text:style-name="Text_20_body"/>
      <text:p text:style-name="P12">Кожен студент характеризується такими атрибутами : прізвище, імя, по  батькові, номер студентського квитка, рік народження, місце народження, адреса, стать, сімейний стан, стипендія, кімната в гуртожитку. В одній кімнати проживає до трьох студентів. Кожен студент вчиться в певній групі, яка має свого старосту, та разом з іншими студентами групи вчить та здає певні предмети у певних викладачів, при цьому отримуючи деяку суму балів та державну оцінку. Студент може мати деякі захоплення (хоббі). Студенти відвідують бібліотеку де можна позичити книжку, що характеризується номером, автором, назвою, жанром. Кожна книжка не може бути одночасно видана двом студентам. Студент не може мати одночасно позиченими книжок на суму більше ніж 100 крб. Стипендія нараховується згідно з рейтингом за певною процедурою.</text:p>
      <text:p text:style-name="P12">Система повинна видавати звіти: </text:p>
      <text:list xml:id="list2918892482" text:style-name="L1">
        <text:list-item>
          <text:p text:style-name="P13">Cписок студентів по групах, </text:p>
        </text:list-item>
        <text:list-item>
          <text:p text:style-name="P13">Cписок студентів які мають рейтинг від X до Y, </text:p>
        </text:list-item>
        <text:list-item>
          <text:p text:style-name="P13">Cписок студентів та книг що не повернені більше року (з підсумовуванням кількості книг та грошового боргу студента),</text:p>
        </text:list-item>
        <text:list-item>
          <text:p text:style-name="P13">Довідка для студента про його рейтинг та розмір стипендії. </text:p>
        </text:list-item>
      </text:list>
      <text:p text:style-name="P8"><text:line-break/></text:p>
      <text:p text:style-name="P11">Предметна область “Облік кадрів”.</text:p>
      <text:p text:style-name="Text_20_body"/>
      <text:p text:style-name="P12">Інформаційна система призначена для обліку особових даних працівників підприємства. Підприємство поділене на відділи, кожен з яких має назву, абревіатуру та керівника. В кожному відділі працює не більше ніж 20 працівників. Кожен працівник характеризується табельним номером, прізвищем, ім'ям, по-батькові, паспортними даними, датою та місцем народження, домашньою адресою. Працівник працює на певній посаді, за що отримує оклад. За кожен рік, пропрацьований на підприємстві, оплата працівника збільшується на 1.2%. Працівник може міняти посади, інформаційна система повинна зберігати історію попередніх посад працівника. Працівник кожного року має відпустку, тривалість якої залежить від посади та вимірюється в днях за календарний рік роботи. Система повинна зберігати дані про всі відпустки працівників. Одночасно перебувати в відпустці можуть не більше 5 працівників одного відділу.</text:p>
      <text:p text:style-name="P12">Система повинна видавати звіти:</text:p>
      <text:list xml:id="list528947002" text:style-name="L2">
        <text:list-item>
          <text:p text:style-name="P14">Список працюючих відділу (відділ - параметр)</text:p>
        </text:list-item>
        <text:list-item>
          <text:p text:style-name="P14">Список працівників з вказанням періодів використаних відпусток з підсумком днів проведених в відпустках для кожного працівника</text:p>
        </text:list-item>
        <text:list-item>
          <text:p text:style-name="P14">Довідка працівника з вказанням посади та окладу</text:p>
        </text:list-item>
        <text:list-item>
          <text:p text:style-name="P14">Список відділів з вказанням керівника та кількості працюючих</text:p>
        </text:list-item>
      </text:list>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svg:font-family="Courier"/>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9T14:43:16.976083952</dc:date>
    <meta:editing-duration>PT1M4S</meta:editing-duration>
    <meta:editing-cycles>2</meta:editing-cycles>
    <meta:generator>LibreOffice/6.0.7.3$Linux_X86_64 LibreOffice_project/00m0$Build-3</meta:generator>
    <meta:document-statistic meta:table-count="0" meta:image-count="0" meta:object-count="0" meta:page-count="1" meta:paragraph-count="15" meta:word-count="328" meta:character-count="2362" meta:non-whitespace-character-count="2050"/>
  </office:meta>
</office:document-meta>
</file>